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3333" draw:textarea-horizontal-align="justify" draw:textarea-vertical-align="middle" draw:auto-grow-height="false" fo:min-height="0.29cm" fo:min-width="0.04cm"/>
    </style:style>
    <style:style style:name="gr2" style:family="graphic" style:parent-style-name="standard">
      <style:graphic-properties draw:fill="solid" draw:fill-color="#3399ff" draw:textarea-horizontal-align="justify" draw:textarea-vertical-align="middle" draw:auto-grow-height="false" fo:min-height="0.29cm" fo:min-width="0.04cm"/>
    </style:style>
    <style:style style:name="gr3" style:family="graphic" style:parent-style-name="standard">
      <style:graphic-properties draw:fill="solid" draw:fill-color="#00ff66" draw:textarea-horizontal-align="justify" draw:textarea-vertical-align="middle" draw:auto-grow-height="false" fo:min-height="0.29cm" fo:min-width="0.04cm"/>
    </style:style>
    <style:style style:name="gr4" style:family="graphic" style:parent-style-name="objectwithoutfill">
      <style:graphic-properties draw:marker-end="Arrow" draw:marker-end-width="0.3cm" draw:fill="solid" draw:fill-color="#ff3333" draw:textarea-vertical-align="middle"/>
    </style:style>
    <style:style style:name="gr5" style:family="graphic" style:parent-style-name="standard">
      <style:graphic-properties draw:fill="solid" draw:fill-color="#00ff66" draw:textarea-horizontal-align="justify" draw:textarea-vertical-align="middle" draw:auto-grow-height="false" fo:min-height="0.004cm" fo:min-width="0cm"/>
    </style:style>
    <style:style style:name="gr6" style:family="graphic" style:parent-style-name="standard">
      <style:graphic-properties draw:fill="solid" draw:fill-color="#ff3333" draw:textarea-horizontal-align="justify" draw:textarea-vertical-align="middle" draw:auto-grow-height="false" fo:min-height="0.004cm" fo:min-width="0cm"/>
    </style:style>
    <style:style style:name="gr7" style:family="graphic" style:parent-style-name="standard">
      <style:graphic-properties draw:fill-color="#3333ff" draw:textarea-horizontal-align="justify" draw:textarea-vertical-align="middle" draw:auto-grow-height="false" fo:min-height="0.004cm" fo:min-width="0cm"/>
    </style:style>
    <style:style style:name="gr8" style:family="graphic" style:parent-style-name="objectwithoutfill">
      <style:graphic-properties draw:marker-end="Arrow" draw:marker-end-width="0.3cm" draw:fill="solid" draw:fill-color="#3333ff" draw:textarea-vertical-align="middle"/>
    </style:style>
    <style:style style:name="P1" style:family="paragraph">
      <loext:graphic-properties draw:fill-color="#ff3333"/>
      <style:paragraph-properties fo:text-align="center"/>
    </style:style>
    <style:style style:name="P2" style:family="paragraph">
      <loext:graphic-properties draw:fill="solid" draw:fill-color="#3399ff"/>
      <style:paragraph-properties fo:text-align="center"/>
    </style:style>
    <style:style style:name="P3" style:family="paragraph">
      <loext:graphic-properties draw:fill="solid" draw:fill-color="#00ff66"/>
      <style:paragraph-properties fo:text-align="center"/>
    </style:style>
    <style:style style:name="P4" style:family="paragraph">
      <loext:graphic-properties draw:fill="solid" draw:fill-color="#ff3333"/>
      <style:paragraph-properties fo:text-align="center"/>
    </style:style>
    <style:style style:name="P5" style:family="paragraph">
      <loext:graphic-properties draw:fill-color="#3333ff"/>
      <style:paragraph-properties fo:text-align="center"/>
    </style:style>
    <style:style style:name="P6" style:family="paragraph">
      <loext:graphic-properties draw:fill="solid" draw:fill-color="#3333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0.762cm" svg:height="0.762cm" svg:x="16.748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762cm" svg:height="0.762cm" svg:x="16.748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762cm" svg:height="0.762cm" svg:x="16.74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0.762cm" svg:height="0.762cm" svg:x="13.827cm" svg:y="6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0.762cm" svg:height="0.762cm" svg:x="13.827cm" svg:y="7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0.762cm" svg:height="0.762cm" svg:x="13.827cm" svg:y="9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762cm" svg:height="0.762cm" svg:x="13.827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762cm" svg:height="0.762cm" svg:x="13.827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3" draw:id="id13" draw:layer="layout" svg:width="0.762cm" svg:height="0.762cm" svg:x="10.906cm" svg:y="7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4" draw:id="id14" draw:layer="layout" svg:width="0.762cm" svg:height="0.762cm" svg:x="10.906cm" svg:y="9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5" draw:id="id15" draw:layer="layout" svg:width="0.762cm" svg:height="0.762cm" svg:x="10.906cm" svg:y="10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1" draw:id="id11" draw:layer="layout" svg:width="0.762cm" svg:height="0.762cm" svg:x="10.906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2" draw:id="id12" draw:layer="layout" svg:width="0.762cm" svg:height="0.762cm" svg:x="10.906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layout" svg:width="0.762cm" svg:height="0.762cm" svg:x="10.906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0" draw:id="id10" draw:layer="layout" svg:width="0.762cm" svg:height="0.762cm" svg:x="10.906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svg:x1="11.668cm" svg:y1="2.651cm" svg:x2="13.827cm" svg:y2="4.048cm" draw:start-shape="id1" draw:start-glue-point="10" draw:end-shape="id2" draw:end-glue-point="6" svg:d="M11668 2651c1620 0 541 1397 2159 1397" svg:viewBox="0 0 2160 1398">
          <text:p/>
        </draw:connector>
        <draw:connector draw:style-name="gr4" draw:text-style-name="P4" draw:layer="layout" draw:type="curve" svg:x1="11.668cm" svg:y1="2.651cm" svg:x2="13.827cm" svg:y2="5.445cm" draw:start-shape="id1" draw:start-glue-point="10" draw:end-shape="id3" draw:end-glue-point="6" svg:d="M11668 2651c1620 0 541 2794 2159 2794" svg:viewBox="0 0 2160 2795">
          <text:p/>
        </draw:connector>
        <draw:connector draw:style-name="gr4" draw:text-style-name="P4" draw:layer="layout" draw:type="curve" svg:x1="11.668cm" svg:y1="2.651cm" svg:x2="13.827cm" svg:y2="6.869cm" draw:start-shape="id1" draw:start-glue-point="10" draw:end-shape="id4" draw:end-glue-point="6" svg:d="M11668 2651c1620 0 541 4218 2159 4218" svg:viewBox="0 0 2160 4219">
          <text:p/>
        </draw:connector>
        <draw:connector draw:style-name="gr4" draw:text-style-name="P4" draw:layer="layout" draw:type="curve" svg:x1="11.668cm" svg:y1="2.651cm" svg:x2="13.827cm" svg:y2="8.266cm" draw:start-shape="id1" draw:start-glue-point="10" draw:end-shape="id5" draw:end-glue-point="6" svg:d="M11668 2651c1620 0 541 5615 2159 5615" svg:viewBox="0 0 2160 5616">
          <text:p/>
        </draw:connector>
        <draw:connector draw:style-name="gr4" draw:text-style-name="P4" draw:layer="layout" draw:type="curve" svg:x1="11.668cm" svg:y1="2.651cm" svg:x2="13.827cm" svg:y2="9.663cm" draw:start-shape="id1" draw:start-glue-point="10" draw:end-shape="id6" draw:end-glue-point="6" svg:d="M11668 2651c1620 0 541 7012 2159 7012" svg:viewBox="0 0 2160 7013">
          <text:p/>
        </draw:connector>
        <draw:connector draw:style-name="gr4" draw:text-style-name="P4" draw:layer="layout" draw:type="curve" svg:x1="14.589cm" svg:y1="4.048cm" svg:x2="16.748cm" svg:y2="5.445cm" draw:start-shape="id2" draw:start-glue-point="10" draw:end-shape="id7" draw:end-glue-point="6" svg:d="M14589 4048c1620 0 541 1397 2159 1397" svg:viewBox="0 0 2160 1398">
          <text:p/>
        </draw:connector>
        <draw:connector draw:style-name="gr4" draw:text-style-name="P4" draw:layer="layout" draw:type="curve" svg:x1="14.589cm" svg:y1="4.048cm" svg:x2="16.748cm" svg:y2="6.842cm" draw:start-shape="id2" draw:start-glue-point="10" draw:end-shape="id8" draw:end-glue-point="6" svg:d="M14589 4048c1620 0 541 2794 2159 2794" svg:viewBox="0 0 2160 2795">
          <text:p/>
        </draw:connector>
        <draw:connector draw:style-name="gr4" draw:text-style-name="P4" draw:layer="layout" draw:type="curve" svg:x1="14.589cm" svg:y1="4.048cm" svg:x2="16.748cm" svg:y2="8.239cm" draw:start-shape="id2" draw:start-glue-point="10" draw:end-shape="id9" draw:end-glue-point="6" svg:d="M14589 4048c1620 0 541 4191 2159 4191" svg:viewBox="0 0 2160 4192">
          <text:p/>
        </draw:connector>
        <draw:connector draw:style-name="gr4" draw:text-style-name="P4" draw:layer="layout" draw:type="curve" svg:x1="11.668cm" svg:y1="4.048cm" svg:x2="13.827cm" svg:y2="4.048cm" draw:start-shape="id10" draw:start-glue-point="10" draw:end-shape="id2" draw:end-glue-point="6" svg:d="M11668 4048h2159" svg:viewBox="0 0 2160 1">
          <text:p/>
        </draw:connector>
        <draw:connector draw:style-name="gr4" draw:text-style-name="P4" draw:layer="layout" draw:type="curve" svg:x1="11.668cm" svg:y1="4.048cm" svg:x2="13.827cm" svg:y2="5.445cm" draw:start-shape="id10" draw:start-glue-point="10" draw:end-shape="id3" draw:end-glue-point="6" svg:d="M11668 4048c1620 0 541 1397 2159 1397" svg:viewBox="0 0 2160 1398">
          <text:p/>
        </draw:connector>
        <draw:connector draw:style-name="gr4" draw:text-style-name="P4" draw:layer="layout" draw:type="curve" svg:x1="11.668cm" svg:y1="4.048cm" svg:x2="13.827cm" svg:y2="6.869cm" draw:start-shape="id10" draw:start-glue-point="10" draw:end-shape="id4" draw:end-glue-point="6" svg:d="M11668 4048c1620 0 541 2821 2159 2821" svg:viewBox="0 0 2160 2822">
          <text:p/>
        </draw:connector>
        <draw:connector draw:style-name="gr4" draw:text-style-name="P4" draw:layer="layout" draw:type="curve" svg:x1="11.668cm" svg:y1="4.048cm" svg:x2="13.827cm" svg:y2="8.266cm" draw:start-shape="id10" draw:start-glue-point="10" draw:end-shape="id5" draw:end-glue-point="6" svg:d="M11668 4048c1620 0 541 4218 2159 4218" svg:viewBox="0 0 2160 4219">
          <text:p/>
        </draw:connector>
        <draw:connector draw:style-name="gr4" draw:text-style-name="P4" draw:layer="layout" draw:type="curve" svg:x1="11.668cm" svg:y1="4.048cm" svg:x2="13.827cm" svg:y2="9.663cm" draw:start-shape="id10" draw:start-glue-point="10" draw:end-shape="id6" draw:end-glue-point="6" svg:d="M11668 4048c1620 0 541 5615 2159 5615" svg:viewBox="0 0 2160 5616">
          <text:p/>
        </draw:connector>
        <draw:connector draw:style-name="gr4" draw:text-style-name="P4" draw:layer="layout" draw:type="curve" svg:x1="14.589cm" svg:y1="5.445cm" svg:x2="16.748cm" svg:y2="5.445cm" draw:start-shape="id3" draw:start-glue-point="10" draw:end-shape="id7" draw:end-glue-point="6" svg:d="M14589 5445h2159" svg:viewBox="0 0 2160 1">
          <text:p/>
        </draw:connector>
        <draw:connector draw:style-name="gr4" draw:text-style-name="P4" draw:layer="layout" draw:type="curve" svg:x1="14.589cm" svg:y1="5.445cm" svg:x2="16.748cm" svg:y2="6.842cm" draw:start-shape="id3" draw:start-glue-point="10" draw:end-shape="id8" draw:end-glue-point="6" svg:d="M14589 5445c1620 0 541 1397 2159 1397" svg:viewBox="0 0 2160 1398">
          <text:p/>
        </draw:connector>
        <draw:connector draw:style-name="gr4" draw:text-style-name="P4" draw:layer="layout" draw:type="curve" svg:x1="14.589cm" svg:y1="5.445cm" svg:x2="16.748cm" svg:y2="8.239cm" draw:start-shape="id3" draw:start-glue-point="10" draw:end-shape="id9" draw:end-glue-point="6" svg:d="M14589 5445c1620 0 541 2794 2159 2794" svg:viewBox="0 0 2160 2795">
          <text:p/>
        </draw:connector>
        <draw:connector draw:style-name="gr4" draw:text-style-name="P4" draw:layer="layout" draw:type="curve" svg:x1="11.668cm" svg:y1="5.445cm" svg:x2="13.827cm" svg:y2="5.445cm" draw:start-shape="id11" draw:start-glue-point="10" draw:end-shape="id3" draw:end-glue-point="6" svg:d="M11668 5445h2159" svg:viewBox="0 0 2160 1">
          <text:p/>
        </draw:connector>
        <draw:connector draw:style-name="gr4" draw:text-style-name="P4" draw:layer="layout" draw:type="curve" svg:x1="11.668cm" svg:y1="5.445cm" svg:x2="13.827cm" svg:y2="4.048cm" draw:start-shape="id11" draw:start-glue-point="10" draw:end-shape="id2" draw:end-glue-point="6" svg:d="M11668 5445c1620 0 541-1397 2159-1397" svg:viewBox="0 0 2160 1398">
          <text:p/>
        </draw:connector>
        <draw:connector draw:style-name="gr4" draw:text-style-name="P4" draw:layer="layout" draw:type="curve" svg:x1="11.668cm" svg:y1="5.445cm" svg:x2="13.827cm" svg:y2="6.869cm" draw:start-shape="id11" draw:start-glue-point="10" draw:end-shape="id4" draw:end-glue-point="6" svg:d="M11668 5445c1620 0 541 1424 2159 1424" svg:viewBox="0 0 2160 1425">
          <text:p/>
        </draw:connector>
        <draw:connector draw:style-name="gr4" draw:text-style-name="P4" draw:layer="layout" draw:type="curve" svg:x1="11.668cm" svg:y1="5.445cm" svg:x2="13.827cm" svg:y2="8.266cm" draw:start-shape="id11" draw:start-glue-point="10" draw:end-shape="id5" draw:end-glue-point="6" svg:d="M11668 5445c1620 0 541 2821 2159 2821" svg:viewBox="0 0 2160 2822">
          <text:p/>
        </draw:connector>
        <draw:connector draw:style-name="gr4" draw:text-style-name="P4" draw:layer="layout" draw:type="curve" svg:x1="11.668cm" svg:y1="5.445cm" svg:x2="13.827cm" svg:y2="9.663cm" draw:start-shape="id11" draw:start-glue-point="10" draw:end-shape="id6" draw:end-glue-point="6" svg:d="M11668 5445c1620 0 541 4218 2159 4218" svg:viewBox="0 0 2160 4219">
          <text:p/>
        </draw:connector>
        <draw:connector draw:style-name="gr4" draw:text-style-name="P4" draw:layer="layout" draw:type="curve" svg:x1="14.589cm" svg:y1="6.869cm" svg:x2="16.748cm" svg:y2="5.445cm" draw:start-shape="id4" draw:start-glue-point="10" draw:end-shape="id7" draw:end-glue-point="6" svg:d="M14589 6869c1620 0 541-1424 2159-1424" svg:viewBox="0 0 2160 1425">
          <text:p/>
        </draw:connector>
        <draw:connector draw:style-name="gr4" draw:text-style-name="P4" draw:layer="layout" draw:type="curve" svg:x1="14.589cm" svg:y1="6.869cm" svg:x2="16.748cm" svg:y2="6.842cm" draw:start-shape="id4" draw:start-glue-point="10" draw:end-shape="id8" draw:end-glue-point="6" svg:d="M14589 6869c1620 0 541-27 2159-27" svg:viewBox="0 0 2160 28">
          <text:p/>
        </draw:connector>
        <draw:connector draw:style-name="gr4" draw:text-style-name="P4" draw:layer="layout" draw:type="curve" svg:x1="14.589cm" svg:y1="6.869cm" svg:x2="16.748cm" svg:y2="8.239cm" draw:start-shape="id4" draw:start-glue-point="10" draw:end-shape="id9" draw:end-glue-point="6" svg:d="M14589 6869c1620 0 541 1370 2159 1370" svg:viewBox="0 0 2160 1371">
          <text:p/>
        </draw:connector>
        <draw:connector draw:style-name="gr4" draw:text-style-name="P4" draw:layer="layout" draw:type="curve" svg:x1="14.589cm" svg:y1="8.266cm" svg:x2="16.748cm" svg:y2="5.445cm" draw:start-shape="id5" draw:start-glue-point="10" draw:end-shape="id7" draw:end-glue-point="6" svg:d="M14589 8266c1620 0 541-2821 2159-2821" svg:viewBox="0 0 2160 2822">
          <text:p/>
        </draw:connector>
        <draw:connector draw:style-name="gr4" draw:text-style-name="P4" draw:layer="layout" draw:type="curve" svg:x1="14.589cm" svg:y1="8.266cm" svg:x2="16.748cm" svg:y2="6.842cm" draw:start-shape="id5" draw:start-glue-point="10" draw:end-shape="id8" draw:end-glue-point="6" svg:d="M14589 8266c1620 0 541-1424 2159-1424" svg:viewBox="0 0 2160 1425">
          <text:p/>
        </draw:connector>
        <draw:connector draw:style-name="gr4" draw:text-style-name="P4" draw:layer="layout" draw:type="curve" svg:x1="14.589cm" svg:y1="8.266cm" svg:x2="16.748cm" svg:y2="8.239cm" draw:start-shape="id5" draw:start-glue-point="10" draw:end-shape="id9" draw:end-glue-point="6" svg:d="M14589 8266c1620 0 541-27 2159-27" svg:viewBox="0 0 2160 28">
          <text:p/>
        </draw:connector>
        <draw:connector draw:style-name="gr4" draw:text-style-name="P4" draw:layer="layout" draw:type="curve" svg:x1="11.668cm" svg:y1="6.842cm" svg:x2="13.827cm" svg:y2="4.048cm" draw:start-shape="id12" draw:start-glue-point="10" draw:end-shape="id2" draw:end-glue-point="6" svg:d="M11668 6842c1620 0 541-2794 2159-2794" svg:viewBox="0 0 2160 2795">
          <text:p/>
        </draw:connector>
        <draw:connector draw:style-name="gr4" draw:text-style-name="P4" draw:layer="layout" draw:type="curve" svg:x1="11.668cm" svg:y1="6.842cm" svg:x2="13.827cm" svg:y2="5.445cm" draw:start-shape="id12" draw:start-glue-point="10" draw:end-shape="id3" draw:end-glue-point="6" svg:d="M11668 6842c1620 0 541-1397 2159-1397" svg:viewBox="0 0 2160 1398">
          <text:p/>
        </draw:connector>
        <draw:connector draw:style-name="gr4" draw:text-style-name="P4" draw:layer="layout" draw:type="curve" svg:x1="11.668cm" svg:y1="6.842cm" svg:x2="13.827cm" svg:y2="6.869cm" draw:start-shape="id12" draw:start-glue-point="10" draw:end-shape="id4" draw:end-glue-point="6" svg:d="M11668 6842c1620 0 541 27 2159 27" svg:viewBox="0 0 2160 28">
          <text:p/>
        </draw:connector>
        <draw:connector draw:style-name="gr4" draw:text-style-name="P4" draw:layer="layout" draw:type="curve" svg:x1="11.668cm" svg:y1="6.842cm" svg:x2="13.827cm" svg:y2="8.266cm" draw:start-shape="id12" draw:start-glue-point="10" draw:end-shape="id5" draw:end-glue-point="6" svg:d="M11668 6842c1620 0 541 1424 2159 1424" svg:viewBox="0 0 2160 1425">
          <text:p/>
        </draw:connector>
        <draw:connector draw:style-name="gr4" draw:text-style-name="P4" draw:layer="layout" draw:type="curve" svg:x1="11.668cm" svg:y1="6.842cm" svg:x2="13.827cm" svg:y2="9.663cm" draw:start-shape="id12" draw:start-glue-point="10" draw:end-shape="id6" draw:end-glue-point="6" svg:d="M11668 6842c1620 0 541 2821 2159 2821" svg:viewBox="0 0 2160 2822">
          <text:p/>
        </draw:connector>
        <draw:connector draw:style-name="gr4" draw:text-style-name="P4" draw:layer="layout" draw:type="curve" svg:x1="11.668cm" svg:y1="8.266cm" svg:x2="13.827cm" svg:y2="4.048cm" draw:start-shape="id13" draw:start-glue-point="10" draw:end-shape="id2" draw:end-glue-point="6" svg:d="M11668 8266c1620 0 541-4218 2159-4218" svg:viewBox="0 0 2160 4219">
          <text:p/>
        </draw:connector>
        <draw:connector draw:style-name="gr4" draw:text-style-name="P4" draw:layer="layout" draw:type="curve" svg:x1="11.668cm" svg:y1="8.266cm" svg:x2="13.827cm" svg:y2="5.445cm" draw:start-shape="id13" draw:start-glue-point="10" draw:end-shape="id3" draw:end-glue-point="6" svg:d="M11668 8266c1620 0 541-2821 2159-2821" svg:viewBox="0 0 2160 2822">
          <text:p/>
        </draw:connector>
        <draw:connector draw:style-name="gr4" draw:text-style-name="P4" draw:layer="layout" draw:type="curve" svg:x1="11.668cm" svg:y1="8.266cm" svg:x2="13.827cm" svg:y2="6.869cm" draw:start-shape="id13" draw:start-glue-point="10" draw:end-shape="id4" draw:end-glue-point="6" svg:d="M11668 8266c1620 0 541-1397 2159-1397" svg:viewBox="0 0 2160 1398">
          <text:p/>
        </draw:connector>
        <draw:connector draw:style-name="gr4" draw:text-style-name="P4" draw:layer="layout" draw:type="curve" svg:x1="11.668cm" svg:y1="8.266cm" svg:x2="13.827cm" svg:y2="8.266cm" draw:start-shape="id13" draw:start-glue-point="10" draw:end-shape="id5" draw:end-glue-point="6" svg:d="M11668 8266h2159" svg:viewBox="0 0 2160 1">
          <text:p/>
        </draw:connector>
        <draw:connector draw:style-name="gr4" draw:text-style-name="P4" draw:layer="layout" draw:type="curve" svg:x1="11.668cm" svg:y1="8.266cm" svg:x2="13.827cm" svg:y2="9.663cm" draw:start-shape="id13" draw:start-glue-point="10" draw:end-shape="id6" draw:end-glue-point="6" svg:d="M11668 8266c1620 0 541 1397 2159 1397" svg:viewBox="0 0 2160 1398">
          <text:p/>
        </draw:connector>
        <draw:connector draw:style-name="gr4" draw:text-style-name="P4" draw:layer="layout" draw:type="curve" svg:x1="11.668cm" svg:y1="9.663cm" svg:x2="13.827cm" svg:y2="4.048cm" draw:start-shape="id14" draw:start-glue-point="10" draw:end-shape="id2" draw:end-glue-point="6" svg:d="M11668 9663c1620 0 541-5615 2159-5615" svg:viewBox="0 0 2160 5616">
          <text:p/>
        </draw:connector>
        <draw:connector draw:style-name="gr4" draw:text-style-name="P4" draw:layer="layout" draw:type="curve" svg:x1="11.668cm" svg:y1="9.663cm" svg:x2="13.827cm" svg:y2="5.445cm" draw:start-shape="id14" draw:start-glue-point="10" draw:end-shape="id3" draw:end-glue-point="6" svg:d="M11668 9663c1620 0 541-4218 2159-4218" svg:viewBox="0 0 2160 4219">
          <text:p/>
        </draw:connector>
        <draw:connector draw:style-name="gr4" draw:text-style-name="P4" draw:layer="layout" draw:type="curve" svg:x1="11.668cm" svg:y1="9.663cm" svg:x2="13.827cm" svg:y2="6.869cm" draw:start-shape="id14" draw:start-glue-point="10" draw:end-shape="id4" draw:end-glue-point="6" svg:d="M11668 9663c1620 0 541-2794 2159-2794" svg:viewBox="0 0 2160 2795">
          <text:p/>
        </draw:connector>
        <draw:connector draw:style-name="gr4" draw:text-style-name="P4" draw:layer="layout" draw:type="curve" svg:x1="11.668cm" svg:y1="9.663cm" svg:x2="13.827cm" svg:y2="8.266cm" draw:start-shape="id14" draw:start-glue-point="10" draw:end-shape="id5" draw:end-glue-point="6" svg:d="M11668 9663c1620 0 541-1397 2159-1397" svg:viewBox="0 0 2160 1398">
          <text:p/>
        </draw:connector>
        <draw:connector draw:style-name="gr4" draw:text-style-name="P4" draw:layer="layout" draw:type="curve" svg:x1="11.668cm" svg:y1="9.663cm" svg:x2="13.827cm" svg:y2="9.663cm" draw:start-shape="id14" draw:start-glue-point="10" draw:end-shape="id6" draw:end-glue-point="6" svg:d="M11668 9663h2159" svg:viewBox="0 0 2160 1">
          <text:p/>
        </draw:connector>
        <draw:connector draw:style-name="gr4" draw:text-style-name="P4" draw:layer="layout" draw:type="curve" svg:x1="11.668cm" svg:y1="11.06cm" svg:x2="13.827cm" svg:y2="4.048cm" draw:start-shape="id15" draw:start-glue-point="10" draw:end-shape="id2" draw:end-glue-point="6" svg:d="M11668 11060c1620 0 541-7012 2159-7012" svg:viewBox="0 0 2160 7013">
          <text:p/>
        </draw:connector>
        <draw:connector draw:style-name="gr4" draw:text-style-name="P4" draw:layer="layout" draw:type="curve" svg:x1="11.668cm" svg:y1="11.06cm" svg:x2="13.827cm" svg:y2="5.445cm" draw:start-shape="id15" draw:start-glue-point="10" draw:end-shape="id3" draw:end-glue-point="6" svg:d="M11668 11060c1620 0 541-5615 2159-5615" svg:viewBox="0 0 2160 5616">
          <text:p/>
        </draw:connector>
        <draw:connector draw:style-name="gr4" draw:text-style-name="P4" draw:layer="layout" draw:type="curve" svg:x1="11.668cm" svg:y1="11.06cm" svg:x2="13.827cm" svg:y2="6.869cm" draw:start-shape="id15" draw:start-glue-point="10" draw:end-shape="id4" draw:end-glue-point="6" svg:d="M11668 11060c1620 0 541-4191 2159-4191" svg:viewBox="0 0 2160 4192">
          <text:p/>
        </draw:connector>
        <draw:connector draw:style-name="gr4" draw:text-style-name="P4" draw:layer="layout" draw:type="curve" svg:x1="11.668cm" svg:y1="11.06cm" svg:x2="13.827cm" svg:y2="8.266cm" draw:start-shape="id15" draw:start-glue-point="10" draw:end-shape="id5" draw:end-glue-point="6" svg:d="M11668 11060c1620 0 541-2794 2159-2794" svg:viewBox="0 0 2160 2795">
          <text:p/>
        </draw:connector>
        <draw:connector draw:style-name="gr4" draw:text-style-name="P4" draw:layer="layout" draw:type="curve" svg:x1="11.668cm" svg:y1="11.06cm" svg:x2="13.827cm" svg:y2="9.663cm" draw:start-shape="id15" draw:start-glue-point="10" draw:end-shape="id6" draw:end-glue-point="6" svg:d="M11668 11060c1620 0 541-1397 2159-1397" svg:viewBox="0 0 2160 1398">
          <text:p/>
        </draw:connector>
        <draw:custom-shape draw:style-name="gr5" draw:text-style-name="P3" xml:id="id21" draw:id="id21" draw:layer="layout" svg:width="0.254cm" svg:height="0.254cm" svg:x="7.479cm" svg:y="15.0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20" draw:id="id20" draw:layer="layout" svg:width="0.254cm" svg:height="0.254cm" svg:x="7.987cm" svg:y="15.0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19" draw:id="id19" draw:layer="layout" svg:width="0.254cm" svg:height="0.254cm" svg:x="8.495cm" svg:y="15.0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18" draw:id="id18" draw:layer="layout" svg:width="0.254cm" svg:height="0.254cm" svg:x="9.003cm" svg:y="15.0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17" draw:id="id17" draw:layer="layout" svg:width="0.254cm" svg:height="0.254cm" svg:x="9.511cm" svg:y="15.0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16" draw:id="id16" draw:layer="layout" svg:width="0.254cm" svg:height="0.254cm" svg:x="10.019cm" svg:y="15.04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23" draw:id="id23" draw:layer="layout" svg:width="0.254cm" svg:height="0.254cm" svg:x="10.527cm" svg:y="15.04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24" draw:id="id24" draw:layer="layout" svg:width="0.254cm" svg:height="0.254cm" svg:x="11.035cm" svg:y="15.04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25" draw:id="id25" draw:layer="layout" svg:width="0.254cm" svg:height="0.254cm" svg:x="11.543cm" svg:y="15.0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54cm" svg:height="0.254cm" svg:x="3.415cm" svg:y="15.0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54cm" svg:height="0.254cm" svg:x="3.923cm" svg:y="15.0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54cm" svg:height="0.254cm" svg:x="4.431cm" svg:y="15.0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54cm" svg:height="0.254cm" svg:x="4.939cm" svg:y="15.0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54cm" svg:height="0.254cm" svg:x="5.447cm" svg:y="15.0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54cm" svg:height="0.254cm" svg:x="5.955cm" svg:y="15.0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54cm" svg:height="0.254cm" svg:x="6.463cm" svg:y="15.0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22" draw:id="id22" draw:layer="layout" svg:width="0.254cm" svg:height="0.254cm" svg:x="6.971cm" svg:y="15.046cm">
          <text:p/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curve" svg:x1="14.589cm" svg:y1="9.663cm" svg:x2="16.748cm" svg:y2="5.445cm" draw:start-shape="id6" draw:start-glue-point="10" draw:end-shape="id7" draw:end-glue-point="6" svg:d="M14589 9663c1620 0 541-4218 2159-4218" svg:viewBox="0 0 2160 4219">
          <text:p/>
        </draw:connector>
        <draw:connector draw:style-name="gr8" draw:text-style-name="P6" draw:layer="layout" draw:type="curve" svg:x1="14.589cm" svg:y1="9.663cm" svg:x2="16.748cm" svg:y2="6.842cm" draw:start-shape="id6" draw:start-glue-point="10" draw:end-shape="id8" draw:end-glue-point="6" svg:d="M14589 9663c1620 0 541-2821 2159-2821" svg:viewBox="0 0 2160 2822">
          <text:p/>
        </draw:connector>
        <draw:connector draw:style-name="gr8" draw:text-style-name="P6" draw:layer="layout" draw:type="curve" svg:x1="14.589cm" svg:y1="9.663cm" svg:x2="16.748cm" svg:y2="8.239cm" draw:start-shape="id6" draw:start-glue-point="10" draw:end-shape="id9" draw:end-glue-point="6" svg:d="M14589 9663c1620 0 541-1424 2159-1424" svg:viewBox="0 0 2160 1425">
          <text:p/>
        </draw:connector>
        <draw:custom-shape draw:style-name="gr7" draw:text-style-name="P5" draw:layer="layout" svg:width="0.254cm" svg:height="0.254cm" svg:x="15.607cm" svg:y="15.0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54cm" svg:height="0.254cm" svg:x="16.115cm" svg:y="15.0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54cm" svg:height="0.254cm" svg:x="16.623cm" svg:y="15.0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54cm" svg:height="0.254cm" svg:x="17.131cm" svg:y="15.0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54cm" svg:height="0.254cm" svg:x="17.639cm" svg:y="15.0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54cm" svg:height="0.254cm" svg:x="18.147cm" svg:y="15.0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54cm" svg:height="0.254cm" svg:x="18.655cm" svg:y="15.0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54cm" svg:height="0.254cm" svg:x="19.163cm" svg:y="15.0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54cm" svg:height="0.254cm" svg:x="19.671cm" svg:y="15.0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54cm" svg:height="0.254cm" svg:x="12.051cm" svg:y="15.0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54cm" svg:height="0.254cm" svg:x="12.559cm" svg:y="15.0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54cm" svg:height="0.254cm" svg:x="13.067cm" svg:y="15.0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54cm" svg:height="0.254cm" svg:x="13.575cm" svg:y="15.0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54cm" svg:height="0.254cm" svg:x="14.083cm" svg:y="15.0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54cm" svg:height="0.254cm" svg:x="14.591cm" svg:y="15.0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54cm" svg:height="0.254cm" svg:x="15.099cm" svg:y="15.046cm">
          <text:p/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curve" svg:x1="10.146cm" svg:y1="15.046cm" svg:x2="10.906cm" svg:y2="11.06cm" draw:start-shape="id16" draw:start-glue-point="0" draw:end-shape="id15" draw:end-glue-point="6" svg:d="M10146 15046c0-2658 253-3986 760-3986" svg:viewBox="0 0 761 3987">
          <text:p/>
        </draw:connector>
        <draw:connector draw:style-name="gr8" draw:text-style-name="P6" draw:layer="layout" draw:type="curve" svg:x1="9.638cm" svg:y1="15.046cm" svg:x2="10.906cm" svg:y2="9.663cm" draw:start-shape="id17" draw:start-glue-point="0" draw:end-shape="id14" draw:end-glue-point="6" svg:d="M9638 15046c0-3589 422-5383 1268-5383" svg:viewBox="0 0 1269 5384">
          <text:p/>
        </draw:connector>
        <draw:connector draw:style-name="gr8" draw:text-style-name="P6" draw:layer="layout" draw:type="curve" svg:x1="9.13cm" svg:y1="15.046cm" svg:x2="10.906cm" svg:y2="8.266cm" draw:start-shape="id18" draw:start-glue-point="0" draw:end-shape="id13" draw:end-glue-point="6" svg:d="M9130 15046c0-4520 592-6780 1776-6780" svg:viewBox="0 0 1777 6781">
          <text:p/>
        </draw:connector>
        <draw:connector draw:style-name="gr8" draw:text-style-name="P6" draw:layer="layout" draw:type="curve" svg:x1="8.622cm" svg:y1="15.046cm" svg:x2="10.906cm" svg:y2="6.842cm" draw:start-shape="id19" draw:start-glue-point="0" draw:end-shape="id12" draw:end-glue-point="6" svg:d="M8622 15046c0-5470 761-8204 2284-8204" svg:viewBox="0 0 2285 8205">
          <text:p/>
        </draw:connector>
        <draw:connector draw:style-name="gr8" draw:text-style-name="P6" draw:layer="layout" draw:type="curve" svg:x1="8.114cm" svg:y1="15.046cm" svg:x2="10.906cm" svg:y2="5.445cm" draw:start-shape="id20" draw:start-glue-point="0" draw:end-shape="id11" draw:end-glue-point="6" svg:d="M8114 15046c0-6401 930-9601 2792-9601" svg:viewBox="0 0 2793 9602">
          <text:p/>
        </draw:connector>
        <draw:connector draw:style-name="gr8" draw:text-style-name="P6" draw:layer="layout" draw:type="curve" svg:x1="7.606cm" svg:y1="15.046cm" svg:x2="10.906cm" svg:y2="4.048cm" draw:start-shape="id21" draw:start-glue-point="0" draw:end-shape="id10" draw:end-glue-point="6" svg:d="M7606 15046c0-7332 1100-10998 3300-10998" svg:viewBox="0 0 3301 10999">
          <text:p/>
        </draw:connector>
        <draw:connector draw:style-name="gr8" draw:text-style-name="P6" draw:layer="layout" draw:type="curve" svg:x1="7.098cm" svg:y1="15.046cm" svg:x2="10.906cm" svg:y2="2.651cm" draw:start-shape="id22" draw:start-glue-point="0" draw:end-shape="id1" draw:end-glue-point="6" svg:d="M7098 15046c0-8264 1269-12395 3808-12395" svg:viewBox="0 0 3809 12396">
          <text:p/>
        </draw:connector>
        <draw:connector draw:style-name="gr8" draw:text-style-name="P6" draw:layer="layout" draw:type="curve" svg:x1="17.51cm" svg:y1="8.239cm" svg:x2="10.654cm" svg:y2="15.046cm" draw:start-shape="id9" draw:start-glue-point="10" draw:end-shape="id23" draw:end-glue-point="0" svg:d="M17510 8239c753 0 628 1798-1274 2295s-5582-306-5582 4512" svg:viewBox="0 0 7287 6808">
          <text:p/>
        </draw:connector>
        <draw:connector draw:style-name="gr8" draw:text-style-name="P6" draw:layer="layout" draw:type="curve" draw:line-skew="0.834cm 1.387cm" svg:x1="17.51cm" svg:y1="6.842cm" svg:x2="11.162cm" svg:y2="15.046cm" draw:start-shape="id8" draw:start-glue-point="10" draw:end-shape="id24" draw:end-glue-point="0" svg:d="M17510 6842c2004 0 1670 2840-418 3945s-5930 473-5930 4259" svg:viewBox="0 0 7687 8205">
          <text:p/>
        </draw:connector>
        <draw:connector draw:style-name="gr8" draw:text-style-name="P6" draw:layer="layout" draw:type="curve" draw:line-skew="1.663cm 2.511cm" svg:x1="17.51cm" svg:y1="5.445cm" svg:x2="11.67cm" svg:y2="15.046cm" draw:start-shape="id7" draw:start-glue-point="10" draw:end-shape="id25" draw:end-glue-point="0" svg:d="M17510 5445c3247 0 2707 3751 435 5365s-6275 1089-6275 4236" svg:viewBox="0 0 8128 960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1-25T14:26:49.641733790</meta:creation-date>
    <dc:date>2020-01-25T14:52:33.935126120</dc:date>
    <meta:editing-duration>PT25M43S</meta:editing-duration>
    <meta:editing-cycles>6</meta:editing-cycles>
    <meta:generator>LibreOffice/6.3.3.2$MacOSX_X86_64 LibreOffice_project/a64200df03143b798afd1ec74a12ab50359878ed</meta:generator>
    <meta:document-statistic meta:object-count="108"/>
  </office:meta>
</office:document-meta>
</file>